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4.2992in"/>
    </style:style>
    <style:style style:name="co4" style:family="table-column">
      <style:table-column-properties fo:break-before="auto" style:column-width="3.6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  <style:style style:name="T5" style:family="text">
      <style:text-properties style:language-complex="hi" style:country-complex="IN" fo:font-size="10pt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-asian="Noto Sans CJK SC" style:font-relief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EPS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fetch word in IP</text:p>
          </table:table-cell>
          <table:table-cell office:value-type="string" calcext:value-type="string">
            <text:p>* Fetch address in IP to Jump Table</text:p>
            <text:p><text:span text:style-name="T1">* Increase IP</text:span></text:p>
            <text:p><text:span text:style-name="T2">* Jump to address</text:span>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doLis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IP to return stack</text:p>
          </table:table-cell>
          <table:table-cell office:value-type="string" calcext:value-type="string">
            <text:p><text:span text:style-name="T3">* Push IP to RS</text:span></text:p>
            <text:p><text:span text:style-name="T3">* Copy first address to IP</text:span></text:p>
            <text:p><text:span text:style-name="T4">* Jump to Subroutine Next</text:span>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op return stack to IP</text:p>
          </table:table-cell>
          <table:table-cell office:value-type="string" calcext:value-type="string">
            <text:p><text:span text:style-name="T3">* Pop RS to IP</text:span></text:p>
            <text:p><text:span text:style-name="T4">* Jump to Subroutine Next</text:span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Exits forth</text:p>
          </table:table-cell>
          <table:table-cell office:value-type="string" calcext:value-type="string">
            <text:p>Final return to where invoked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?Rx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Reads character from input device</text:p>
          </table:table-cell>
          <table:table-cell office:value-type="string" calcext:value-type="string">
            <text:p><text:span text:style-name="T3">* Test for character input</text:span></text:p>
            <text:p><text:span text:style-name="T4">* Returns input char and true or false if there is no char</text:span></text:p>
            <text:p><text:span text:style-name="T5">   (“returns” = pushed onto the stack)</text:span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x!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Sends char on stack to output device</text:p>
          </table:table-cell>
          <table:table-cell office:value-type="string" calcext:value-type="string">
            <text:p>* Send char to outpu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!Io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Init IO device</text:p>
          </table:table-cell>
          <table:table-cell office:value-type="string" calcext:value-type="string">
            <text:p>* Init IO device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Execute code at address</text:p>
          </table:table-cell>
          <table:table-cell office:value-type="string" calcext:value-type="string">
            <text:p><text:span text:style-name="T1">* Get address from stack</text:span></text:p>
            <text:p><text:span text:style-name="T2">* Jump to that address</text:span>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Take the literal from inline code and put on stack</text:p>
          </table:table-cell>
          <table:table-cell office:value-type="string" calcext:value-type="string">
            <text:p><text:span text:style-name="T1">* Read the number or text</text:span></text:p>
            <text:p><text:span text:style-name="T1">* Push on stack</text:span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extloop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Decrement index and exit loop</text:p>
          </table:table-cell>
          <table:table-cell office:value-type="string" calcext:value-type="string">
            <text:p>if index &lt;0 exit loop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?branch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Branch if flag is 0</text:p>
          </table:table-cell>
          <table:table-cell office:value-type="string" calcext:value-type="string">
            <text:p><text:span text:style-name="T1">* Pop from stack flag</text:span></text:p>
            <text:p><text:span text:style-name="T1">* Branch on 0</text:span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Branch to inline address</text:p>
          </table:table-cell>
          <table:table-cell office:value-type="string" calcext:value-type="string">
            <text:p>IP = (IP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! 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Write stack to address</text:p>
          </table:table-cell>
          <table:table-cell office:value-type="string" calcext:value-type="string">
            <text:p><text:span text:style-name="T1">* Pop address</text:span></text:p>
            <text:p><text:span text:style-name="T1">* Pop data</text:span></text:p>
            <text:p><text:span text:style-name="T1">* Write to address the data</text:span>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Read address to stack</text:p>
          </table:table-cell>
          <table:table-cell office:value-type="string" calcext:value-type="string">
            <text:p><text:span text:style-name="T1">* Pop address</text:span></text:p>
            <text:p><text:span text:style-name="T1">* Pop data from address</text:span></text:p>
            <text:p><text:span text:style-name="T1">* Push on stack</text:span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Same as ! But for bytes only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Same as @ but for bytes only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P@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current RP to stack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P!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stack to RP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op return stack to stack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@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py return stack to stack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&gt;R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stack to return stack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Discard the top of stack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Duplicate the top of stack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hange the places of the top two stack items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Copy the second stack item to the top of stack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the current data stack pointer to top of stack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!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Push the address on stack to the data stack pointer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Return true if negative (0 for positive, -1 if negative)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Bitwise And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Bitwise inclusive Or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Bitwise Exclusive Or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Adds two unsigned numbers on stack and returns sum and carry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oad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ad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oad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oad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ORE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ORE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ORE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ORE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ND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D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D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ND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R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R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R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OR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T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OT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T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T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XOR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XOR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OR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XOR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DD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DD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DD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DD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UB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UB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UB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UB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ULT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ULT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ULT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ULT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IV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IV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IV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V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UMP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MP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UMP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UMP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RANCH Imm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RANCH Reg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ANCH Idx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RANCH Spec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Classic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Classi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9:34:46.960378641</meta:creation-date>
    <dc:date>2023-08-21T21:27:10.464150867</dc:date>
    <meta:editing-duration>PT8M</meta:editing-duration>
    <meta:editing-cycles>1</meta:editing-cycles>
    <meta:document-statistic meta:table-count="1" meta:cell-count="388" meta:object-count="0"/>
    <meta:generator>LibreOffice/6.4.7.2$Linux_X86_64 LibreOffice_project/40$Build-2</meta:generator>
  </office:meta>
</office:document-meta>
</file>